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95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76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76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76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number-columns-repeated="9" table:default-cell-style-name="ce6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ésignation</text:p>
          </table:table-cell>
          <table:table-cell table:style-name="ce4" office:value-type="string" calcext:value-type="string">
            <text:p>Hébergement</text:p>
          </table:table-cell>
          <table:table-cell table:style-name="ce4" table:number-columns-repeated="9"/>
          <table:table-cell table:style-name="ce9" table:number-columns-repeated="1012"/>
        </table:table-row>
        <table:table-row table:style-name="ro2">
          <table:table-cell table:style-name="ce2" office:value-type="date" office:date-value="2024-12-05" calcext:value-type="date">
            <text:p>5 décembre 2024</text:p>
          </table:table-cell>
          <table:table-cell table:style-name="ce5" office:value-type="string" calcext:value-type="string">
            <text:p>08h51 La Baule Escoublac</text:p>
            <text:p>12h54 Paris Montparnasse</text:p>
            <text:p>16h27 Anvers</text:p>
          </table:table-cell>
          <table:table-cell table:style-name="ce7" office:value-type="string" calcext:value-type="string">
            <text:p>Nicolet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formula="of:=[.A2]+1" office:value-type="date" office:date-value="2024-12-06" calcext:value-type="date">
            <text:p>6 décembre 2024</text:p>
          </table:table-cell>
          <table:table-cell/>
          <table:table-cell table:style-name="ce7" office:value-type="string" calcext:value-type="string">
            <text:p>Nicoletta</text:p>
          </table:table-cell>
          <table:table-cell table:number-columns-repeated="1021"/>
        </table:table-row>
        <table:table-row table:style-name="ro1">
          <table:table-cell table:formula="of:=[.A3]+1" office:value-type="date" office:date-value="2024-12-07" calcext:value-type="date">
            <text:p>7 décembre 2024</text:p>
          </table:table-cell>
          <table:table-cell/>
          <table:table-cell table:style-name="ce7" office:value-type="string" calcext:value-type="string">
            <text:p>Nicoletta</text:p>
          </table:table-cell>
          <table:table-cell table:number-columns-repeated="1021"/>
        </table:table-row>
        <table:table-row table:style-name="ro1">
          <table:table-cell table:formula="of:=[.A4]+1" office:value-type="date" office:date-value="2024-12-08" calcext:value-type="date">
            <text:p>8 décembre 2024</text:p>
          </table:table-cell>
          <table:table-cell/>
          <table:table-cell table:style-name="ce7" office:value-type="string" calcext:value-type="string">
            <text:p>Nicoletta</text:p>
          </table:table-cell>
          <table:table-cell table:number-columns-repeated="1021"/>
        </table:table-row>
        <table:table-row table:style-name="ro1">
          <table:table-cell table:formula="of:=[.A5]+1" office:value-type="date" office:date-value="2024-12-09" calcext:value-type="date">
            <text:p>9 décembre 2024</text:p>
          </table:table-cell>
          <table:table-cell/>
          <table:table-cell table:style-name="ce7" office:value-type="string" calcext:value-type="string">
            <text:p>Nicoletta</text:p>
          </table:table-cell>
          <table:table-cell table:number-columns-repeated="1021"/>
        </table:table-row>
        <table:table-row table:style-name="ro3">
          <table:table-cell table:style-name="ce2" table:formula="of:=[.A6]+1" office:value-type="date" office:date-value="2024-12-10" calcext:value-type="date">
            <text:p>10 décembre 2024</text:p>
          </table:table-cell>
          <table:table-cell table:style-name="ce5" office:value-type="string" calcext:value-type="string">
            <text:p>Anvers</text:p>
            <text:p>Paris Nord</text:p>
          </table:table-cell>
          <table:table-cell table:style-name="ce7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formula="of:=[.A7]+1" office:value-type="date" office:date-value="2024-12-11" calcext:value-type="date">
            <text:p>11 décembre 2024</text:p>
          </table:table-cell>
          <table:table-cell/>
          <table:table-cell table:style-name="ce7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formula="of:=[.A8]+1" office:value-type="date" office:date-value="2024-12-12" calcext:value-type="date">
            <text:p>12 décembre 2024</text:p>
          </table:table-cell>
          <table:table-cell/>
          <table:table-cell table:style-name="ce7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formula="of:=[.A9]+1" office:value-type="date" office:date-value="2024-12-13" calcext:value-type="date">
            <text:p>13 décembre 2024</text:p>
          </table:table-cell>
          <table:table-cell/>
          <table:table-cell table:style-name="ce7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formula="of:=[.A10]+1" office:value-type="date" office:date-value="2024-12-14" calcext:value-type="date">
            <text:p>14 décembre 2024</text:p>
          </table:table-cell>
          <table:table-cell/>
          <table:table-cell table:style-name="ce7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formula="of:=[.A11]+1" office:value-type="date" office:date-value="2024-12-15" calcext:value-type="date">
            <text:p>15 décembre 2024</text:p>
          </table:table-cell>
          <table:table-cell/>
          <table:table-cell table:style-name="ce7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formula="of:=[.A12]+1" office:value-type="date" office:date-value="2024-12-16" calcext:value-type="date">
            <text:p>16 décembre 2024</text:p>
          </table:table-cell>
          <table:table-cell/>
          <table:table-cell table:style-name="ce7" office:value-type="string" calcext:value-type="string">
            <text:p>Michel Jabot</text:p>
          </table:table-cell>
          <table:table-cell table:number-columns-repeated="1021"/>
        </table:table-row>
        <table:table-row table:style-name="ro3">
          <table:table-cell table:style-name="ce2" table:formula="of:=[.A13]+1" office:value-type="date" office:date-value="2024-12-17" calcext:value-type="date">
            <text:p>17 décembre 2024</text:p>
          </table:table-cell>
          <table:table-cell table:style-name="ce5" office:value-type="string" calcext:value-type="string">
            <text:p>Paris Monparnasse</text:p>
            <text:p>La Baule Escoublac</text:p>
          </table:table-cell>
          <table:table-cell table:style-name="ce7" office:value-type="string" calcext:value-type="string">
            <text:p>St Molf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2T14:15:36.999603537</meta:creation-date>
    <dc:date>2024-11-22T16:41:04.685186940</dc:date>
    <meta:editing-duration>PT1H32M54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